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.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rt.setSort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ort( String sortExpression , SortDirection sort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.get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getSor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etDirection( SortDirection sort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